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7" style:family="table-column">
      <style:table-column-properties fo:break-before="auto" style:column-width="106.34mm"/>
    </style:style>
    <style:style style:name="co18" style:family="table-column">
      <style:table-column-properties fo:break-before="auto" style:column-width="36.14mm"/>
    </style:style>
    <style:style style:name="co19" style:family="table-column">
      <style:table-column-properties fo:break-before="auto" style:column-width="34.84mm"/>
    </style:style>
    <style:style style:name="co20" style:family="table-column">
      <style:table-column-properties fo:break-before="auto" style:column-width="166.21mm"/>
    </style:style>
    <style:style style:name="co21" style:family="table-column">
      <style:table-column-properties fo:break-before="auto" style:column-width="185.98mm"/>
    </style:style>
    <style:style style:name="co22" style:family="table-column">
      <style:table-column-properties fo:break-before="auto" style:column-width="84.23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span text:style-name="T2">Waytype</text:span></text:p>
          </table:table-cell>
          <table:table-cell table:style-name="ce1" office:value-type="string" calcext:value-type="string">
            <text:p>Comfort</text:p>
          </table:table-cell>
          <table:table-cell table:style-name="ce1" office:value-type="string" calcext:value-type="string">
            <text:p>Catering expected</text:p>
          </table:table-cell>
          <table:table-cell table:style-name="ce1" office:value-type="string" calcext:value-type="string">
            <text:p>Adjusted comfort</text:p>
          </table:table-cell>
          <table:table-cell table:style-name="ce1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 wheel Stanhope</text:p>
          </table:table-cell>
          <table:table-cell table:style-name="ce3" office:value-type="string" calcext:value-type="string">
            <text:p>Rail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C2]" office:value-type="float" office:value="10" calcext:value-type="float">
            <text:p>10</text:p>
          </table:table-cell>
          <table:table-cell table:style-name="ce1"/>
          <table:table-cell table:style-name="ce16" office:value-type="string" calcext:value-type="string">
            <text:p>Kidner, p. 8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29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1017"/>
        </table:table-row>
        <table:table-row table:style-name="ro3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1" calcext:value-type="float">
            <text:p>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08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21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29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37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63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75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281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85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296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75" calcext:value-type="float">
            <text:p>75</text:p>
          </table:table-cell>
          <table:table-cell office:value-type="string" calcext:value-type="string">
            <text:p>5ft 10 9/16 between compartment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328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72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80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92]+5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400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84" calcext:value-type="float">
            <text:p>84</text:p>
          </table:table-cell>
          <table:table-cell/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414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431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443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448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453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454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458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459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462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63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65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66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467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470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79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80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489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491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492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498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499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500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503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504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101" calcext:value-type="float">
            <text:p>101</text:p>
          </table:table-cell>
          <table:table-cell office:value-type="string" calcext:value-type="string">
            <text:p>4/7<text:span text:style-name="T1">th</text:span>s lavatory access. 6Ft 5 between compartments.</text:p>
          </table:table-cell>
          <table:table-cell table:style-name="ce20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13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14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15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516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18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520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21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522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524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525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527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529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30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32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537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538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540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543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44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45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546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547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549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550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corrido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552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553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554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556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557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558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559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561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562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564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565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66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567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68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569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570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71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72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573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74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76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77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578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79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80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81]+16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t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83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84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85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130" calcext:value-type="float">
            <text:p>1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590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591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592]+10"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593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594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596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597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598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99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00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01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602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03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604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05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06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07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08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09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10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11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12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13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14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15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16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17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18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19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20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621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622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23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24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25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26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27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28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629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30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31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32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33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34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635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36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37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38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39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40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41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42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43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44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45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646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647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48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649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650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51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652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653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654]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55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56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57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58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59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60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61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62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63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664]+16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665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666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67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68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669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670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671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72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73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74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675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676]" office:value-type="float" office:value="148" calcext:value-type="float">
            <text:p>1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677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678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79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80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681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82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683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684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685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686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687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688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689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690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691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692]+10" office:value-type="float" office:value="163" calcext:value-type="float">
            <text:p>1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693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694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695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696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97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98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99]+16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00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FO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701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702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703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704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05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06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07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708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709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710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11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12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13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714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715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716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717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718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719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720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21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22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23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724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725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726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727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728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729]+25" office:value-type="float" office:value="194" calcext:value-type="float">
            <text:p>1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730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731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32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33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34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35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36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737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738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739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740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741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742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743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744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45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46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47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748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749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750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751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752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753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754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755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756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757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758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759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760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761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762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763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764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765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766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767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768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769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770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80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770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3">00/00/0000</text:date>, <text:time style:data-style-name="N2" text:time-value="01:44:21.8679214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9-01-03T21:42:53.664772047</dc:date>
    <meta:editing-duration>P71DT10H47M9S</meta:editing-duration>
    <meta:editing-cycles>1544</meta:editing-cycles>
    <meta:generator>LibreOffice/6.0.7.3$Linux_X86_64 LibreOffice_project/00m0$Build-3</meta:generator>
    <dc:creator>James Petts</dc:creator>
    <meta:document-statistic meta:table-count="3" meta:cell-count="4814" meta:object-count="0"/>
  </office:meta>
</office:document-meta>
</file>